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16456" officeooo:paragraph-rsid="00216456"/>
    </style:style>
    <style:style style:name="P2" style:family="paragraph" style:parent-style-name="Standard">
      <style:paragraph-properties fo:text-align="end" style:justify-single-word="false"/>
      <style:text-properties officeooo:rsid="00216456" officeooo:paragraph-rsid="00216456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216456" officeooo:paragraph-rsid="00216456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216456" officeooo:paragraph-rsid="00247682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23e57b" officeooo:paragraph-rsid="0023e57b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23e58e" officeooo:paragraph-rsid="0023e58e"/>
    </style:style>
    <style:style style:name="T1" style:family="text">
      <style:text-properties officeooo:rsid="0021938e"/>
    </style:style>
    <style:style style:name="T2" style:family="text">
      <style:text-properties officeooo:rsid="002476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s for tBB</text:p>
      <text:p text:style-name="P2">Daniele Parmeggiani for Doxee, 13/07/2016</text:p>
      <text:p text:style-name="P1"/>
      <text:p text:style-name="P1"/>
      <text:p text:style-name="P1">The program tBB has to/is supposed to:</text:p>
      <text:list xml:id="list8134023399332529468" text:style-name="L1">
        <text:list-item>
          <text:p text:style-name="P4">Discover every up host in a network <text:span text:style-name="T2">and notify (depending on user settings) state changes in these hosts</text:span>.</text:p>
        </text:list-item>
        <text:list-item>
          <text:p text:style-name="P4">Use different discovery mechanisms in order to ensure the host isn't hiding from a specific mechanism.</text:p>
        </text:list-item>
        <text:list-item>
          <text:p text:style-name="P3">Keep track of the hosts over time with repeated refreshes of the network status.</text:p>
        </text:list-item>
        <text:list-item>
          <text:p text:style-name="P3">Not congest the network <text:span text:style-name="T2">as much as possible</text:span>.</text:p>
        </text:list-item>
        <text:list-item>
          <text:p text:style-name="P5">Discover hosts within a reasonable time.</text:p>
        </text:list-item>
        <text:list-item>
          <text:p text:style-name="P3">Provide a way to handle service downtime (e.g.: power loss, <text:span text:style-name="T2">maintenance</text:span>) consistently between sessions.</text:p>
        </text:list-item>
        <text:list-item>
          <text:p text:style-name="P3">Provide services that can interact with end-users to let know of <text:span text:style-name="T1">suspect activity (e.g.: host IP change, host MAC change, host ICMP hiding, host MAC hiding, etc) on the network.</text:span></text:p>
        </text:list-item>
        <text:list-item>
          <text:p text:style-name="P3">Provide a way to interact with it. Either by a command line interface or by a graphical interface or both.</text:p>
        </text:list-item>
        <text:list-item>
          <text:p text:style-name="P6">Not being unresponsive while scanning the network in order to be ready to serve user requests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1:09:02.577328941</meta:creation-date>
    <meta:generator>LibreOffice/5.0.3.2$Linux_X86_64 LibreOffice_project/00m0$Build-2</meta:generator>
    <dc:date>2016-07-15T08:59:05.945489431</dc:date>
    <meta:editing-duration>PT9M42S</meta:editing-duration>
    <meta:editing-cycles>7</meta:editing-cycles>
    <meta:document-statistic meta:table-count="0" meta:image-count="0" meta:object-count="0" meta:page-count="1" meta:paragraph-count="12" meta:word-count="166" meta:character-count="959" meta:non-whitespace-character-count="814"/>
  </office:meta>
</office:document-meta>
</file>